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ARRASCO URRUTIA, MARIA VIRGINIA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NORT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ROS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CARRASCO URRUTIA, MARIA VIRGIN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50:1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